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b8d" officeooo:paragraph-rsid="00072b8d"/>
    </style:style>
    <style:style style:name="P2" style:family="paragraph" style:parent-style-name="Standard">
      <style:text-properties officeooo:rsid="0009a95c" officeooo:paragraph-rsid="0009a95c"/>
    </style:style>
    <style:style style:name="P3" style:family="paragraph" style:parent-style-name="Standard">
      <style:text-properties fo:font-weight="bold" officeooo:rsid="00072b8d" officeooo:paragraph-rsid="00072b8d" style:font-weight-asian="bold" style:font-weight-complex="bold"/>
    </style:style>
    <style:style style:name="P4" style:family="paragraph" style:parent-style-name="Standard">
      <style:text-properties officeooo:rsid="00072b8d" officeooo:paragraph-rsid="00072b8d"/>
    </style:style>
    <style:style style:name="P5" style:family="paragraph" style:parent-style-name="Standard">
      <style:text-properties officeooo:rsid="00072b8d" officeooo:paragraph-rsid="000d9bc0"/>
    </style:style>
    <style:style style:name="P6" style:family="paragraph" style:parent-style-name="Standard">
      <style:text-properties officeooo:rsid="000d9bc0" officeooo:paragraph-rsid="000d9bc0"/>
    </style:style>
    <style:style style:name="P7" style:family="paragraph" style:parent-style-name="Standard">
      <style:text-properties officeooo:rsid="0009a95c" officeooo:paragraph-rsid="0009a95c"/>
    </style:style>
    <style:style style:name="P8" style:family="paragraph" style:parent-style-name="Standard">
      <style:text-properties fo:font-weight="bold" officeooo:rsid="000d9bc0" officeooo:paragraph-rsid="000d9bc0" style:font-weight-asian="bold" style:font-weight-complex="bold"/>
    </style:style>
    <style:style style:name="P9" style:family="paragraph" style:parent-style-name="Standard">
      <style:text-properties officeooo:rsid="000ef19c" officeooo:paragraph-rsid="000ef19c"/>
    </style:style>
    <style:style style:name="T1" style:family="text">
      <style:text-properties officeooo:rsid="0009a95c"/>
    </style:style>
    <style:style style:name="T2" style:family="text">
      <style:text-properties officeooo:rsid="000a61bf"/>
    </style:style>
    <style:style style:name="T3" style:family="text">
      <style:text-properties officeooo:rsid="000baaf1"/>
    </style:style>
    <style:style style:name="T4" style:family="text">
      <style:text-properties officeooo:rsid="000d9bc0"/>
    </style:style>
    <style:style style:name="T5" style:family="text">
      <style:text-properties officeooo:rsid="00111d9b"/>
    </style:style>
    <style:style style:name="T6" style:family="text">
      <style:text-properties officeooo:rsid="00117899"/>
    </style:style>
    <style:style style:name="T7" style:family="text">
      <style:text-properties officeooo:rsid="001235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spis, what’s in a name</text:p>
      <text:p text:style-name="P1"/>
      <text:p text:style-name="P3">Abstract</text:p>
      <text:p text:style-name="P1">* <text:span text:style-name="T1">naamgeving mineralen bekend probleem</text:span></text:p>
      <text:p text:style-name="P1">* <text:span text:style-name="T2">wel of geen jasper: niet gelijk duidelijk</text:span></text:p>
      <text:p text:style-name="P1">* <text:span text:style-name="T2">lastig om er achter te komen</text:span></text:p>
      <text:p text:style-name="P6">* zelf slijpen: jaspers te over</text:p>
      <text:p text:style-name="P9">* jammer. In deze tijd van de synthesen zijn natuurlijke jaspers een verademing</text:p>
      <text:p text:style-name="P1"/>
      <text:p text:style-name="P3">Waarom dit verhaal / <text:span text:style-name="T5">inleiding</text:span></text:p>
      <text:p text:style-name="P1">* <text:span text:style-name="T1">bumblebee jasper geen jasper, wat dan wel jasper. Vgl dalmati</text:span><text:span text:style-name="T3">n</text:span><text:span text:style-name="T1">er jasper en rode jasper</text:span></text:p>
      <text:p text:style-name="P1">* <text:span text:style-name="T1">defiunitie bij gem-a zwak en niet uitgewerkt</text:span></text:p>
      <text:p text:style-name="P1">* <text:span text:style-name="T1">op internet een lawine van namen</text:span></text:p>
      <text:p text:style-name="P6">* er is geen instantie die bepaald</text:p>
      <text:p text:style-name="P6">* kan versteend hout een jasper zijn, of een versteende dinobone?</text:p>
      <text:p text:style-name="P9">* veel artikelen stellen zonder aan te geven waar de wijheid vandaan komt</text:p>
      <text:p text:style-name="P1"/>
      <text:p text:style-name="P3">Herkomst van de naam</text:p>
      <text:p text:style-name="P6">* “gevlekte steen” vraag of dat terecht is</text:p>
      <text:p text:style-name="P1">* <text:span text:style-name="T1">borstplaat bijbel (bolman, nefriet: </text:span><text:span text:style-name="T6">doorzichtige groene steen) </text:span><text:span text:style-name="T7">exodus 28 en 39</text:span></text:p>
      <text:p text:style-name="P1">* <text:span text:style-name="T1">theofrastus (doorschijnend)</text:span></text:p>
      <text:p text:style-name="P1">* <text:span text:style-name="T1">plinius groen</text:span></text:p>
      <text:p text:style-name="P1">* <text:span text:style-name="T1">engels gevlekte steen</text:span></text:p>
      <text:p text:style-name="P1">* <text:span text:style-name="T1">duitse bewerkers: jasper ondoorzichtig, agaath doorzichtig</text:span></text:p>
      <text:p text:style-name="P1"/>
      <text:p text:style-name="P3">Huidig commercieel gebruik</text:p>
      <text:p text:style-name="P1">* <text:span text:style-name="T1">inventarisatie van namen</text:span></text:p>
      <text:p text:style-name="P1">* <text:span text:style-name="T1">verschillende soorten: </text:span><text:span text:style-name="T4">uiterlijk, herkomst, fantasie. Ook daar inflatie. Na de cobra jasper was er natuurlijk ook behoefte aan een king cobra.</text:span></text:p>
      <text:p text:style-name="P2">* voorbeelden, inclusief getrademarkte naam</text:p>
      <text:p text:style-name="P1"/>
      <text:p text:style-name="P3">Petrologisch</text:p>
      <text:p text:style-name="P1">* <text:span text:style-name="T1">komt na het commercieel gebruik</text:span></text:p>
      <text:p text:style-name="P1">* <text:span text:style-name="T1">iets in een keurslijf persen wat niet te persen is</text:span></text:p>
      <text:p text:style-name="P1">* <text:span text:style-name="T1">daarom veel alternatieve namen: jasperoids, jasperlite, jasperagathe</text:span></text:p>
      <text:p text:style-name="P6">* meningen verdeeld (wikipedia: chalcedoon met andere fases)</text:p>
      <text:p text:style-name="P6"/>
      <text:p text:style-name="P8">Gemmologisch</text:p>
      <text:p text:style-name="P6">* wat doet een gemmoloog: de commercieel/economische of de geologische classificatie?</text:p>
      <text:p text:style-name="P6">* de Gem-A</text:p>
      <text:p text:style-name="P6">* gems o donoghue (beach pebble)</text:p>
      <text:p text:style-name="P6">* definitie oude engelse boek</text:p>
      <text:p text:style-name="P5"/>
      <text:p text:style-name="P3">Kenmerken</text:p>
      <text:p text:style-name="P1">* <text:span text:style-name="T1">RI en SG</text:span></text:p>
      <text:p text:style-name="P1">* <text:span text:style-name="T1">Herkomst van de 2.91 onduidelijk en onwaarschijnlijk</text:span></text:p>
      <text:p text:style-name="P1">* <text:span text:style-name="T1">wel of geen chalcedoon?</text:span></text:p>
      <text:p text:style-name="P1"/>
      <text:p text:style-name="P3">Oorzaken kleuring <text:span text:style-name="T1">en structuur</text:span></text:p>
      <text:p text:style-name="P1">* <text:span text:style-name="T1">verschillende metalen zorgen voor kleuring</text:span></text:p>
      <text:p text:style-name="P1">* <text:span text:style-name="T1">ontstaanswijze (bijv breciia, ocean jaspers)</text:span></text:p>
      <text:p text:style-name="P1"><text:soft-page-break/>* <text:span text:style-name="T1">vezelig of alleen fijnkorrelijk: </text:span><text:span text:style-name="T4">algemeen kenmerk: structuur van materiaal is niet zichtbaar in de gemmologische microscoop (en dus is dalmatiner jasper zo geen jasper)</text:span></text:p>
      <text:p text:style-name="P1"/>
      <text:p text:style-name="P3">Raakvlakken en pijnpunten</text:p>
      <text:p text:style-name="P1">* <text:span text:style-name="T1">in het algemeen klopt het wel</text:span></text:p>
      <text:p text:style-name="P1">* <text:span text:style-name="T1">historische fouten</text:span></text:p>
      <text:p text:style-name="P2">* schuld wel een beetje bij de petrologen, ze hebben immers een bestaande term hergebruikt.</text:p>
      <text:p text:style-name="P5"/>
      <text:p text:style-name="P3">Vergelijk met Onyx</text:p>
      <text:p text:style-name="P1">* <text:span text:style-name="T1">onyx marble (een marmer) vs. gemmologische onyx (zwarte chalcedoon)</text:span></text:p>
      <text:p text:style-name="P1">* <text:span text:style-name="T1">gebruikt om iets duurder te laten lijken</text:span></text:p>
      <text:p text:style-name="P1"/>
      <text:p text:style-name="P3">Conclusie</text:p>
      <text:p text:style-name="P1">* <text:span text:style-name="T1">dit is mijn interpretatie</text:span></text:p>
      <text:p text:style-name="P1">* <text:span text:style-name="T1">uit context: petrologische type, of commerciele benaming</text:span></text:p>
      <text:p text:style-name="P1">* <text:span text:style-name="T1">elke ondoorzichte gevlekte steen kan een jasper worden genoem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29:13.676212312</meta:creation-date>
    <meta:generator>LibreOffice/7.4.2.3$Linux_X86_64 LibreOffice_project/40$Build-3</meta:generator>
    <dc:date>2022-11-26T17:55:21.734428692</dc:date>
    <meta:editing-duration>PT1H11M34S</meta:editing-duration>
    <meta:editing-cycles>8</meta:editing-cycles>
    <meta:document-statistic meta:table-count="0" meta:image-count="0" meta:object-count="0" meta:page-count="2" meta:paragraph-count="54" meta:word-count="378" meta:character-count="2368" meta:non-whitespace-character-count="2044"/>
  </office:meta>
</office:document-meta>
</file>